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-color="#b3b3b3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textarea-vertical-align="middle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xml:id="id1" draw:id="id1" draw:layer="layout" svg:width="4cm" svg:height="2cm" svg:x="2cm" svg:y="7cm">
            <text:p text:style-name="P1">Event</text:p>
          </draw:rect>
          <draw:rect draw:style-name="gr2" draw:text-style-name="P1" xml:id="id2" draw:id="id2" draw:layer="layout" svg:width="4cm" svg:height="2cm" svg:x="9cm" svg:y="5cm">
            <text:p text:style-name="P1">Event</text:p>
          </draw:rect>
          <draw:rect draw:style-name="gr2" draw:text-style-name="P1" xml:id="id3" draw:id="id3" draw:layer="layout" svg:width="4cm" svg:height="2cm" svg:x="16cm" svg:y="5cm">
            <text:p text:style-name="P1">Event</text:p>
          </draw:rect>
          <draw:polyline draw:style-name="gr3" draw:text-style-name="P1" draw:layer="layout" svg:width="0.706cm" svg:height="0.706cm" draw:transform="rotate (-0.785398163398486) translate (15.9999999999993cm 5.49999999999934cm)" svg:viewBox="0 0 707 707" draw:points="0,0 0,707 707,707">
            <text:p/>
          </draw:polyline>
          <draw:connector draw:style-name="gr4" draw:text-style-name="P1" draw:layer="layout" svg:x1="6cm" svg:y1="8cm" svg:x2="9cm" svg:y2="6cm" draw:start-shape="id1" draw:start-glue-point="1" draw:end-shape="id2" draw:end-glue-point="3" svg:d="m6000 8000h1500v-2000h1500">
            <text:p/>
          </draw:connector>
          <draw:connector draw:style-name="gr4" draw:text-style-name="P1" draw:layer="layout" svg:x1="13cm" svg:y1="6cm" svg:x2="16cm" svg:y2="6cm" draw:start-shape="id2" draw:start-glue-point="1" draw:end-shape="id3" svg:d="m13000 6000h3000">
            <text:p/>
          </draw:connector>
          <draw:rect draw:style-name="gr1" draw:text-style-name="P1" xml:id="id4" draw:id="id4" draw:layer="layout" svg:width="4cm" svg:height="2cm" svg:x="9cm" svg:y="11cm">
            <text:p text:style-name="P1">Entry</text:p>
          </draw:rect>
          <draw:rect draw:style-name="gr1" draw:text-style-name="P1" xml:id="id5" draw:id="id5" draw:layer="layout" svg:width="4cm" svg:height="2cm" svg:x="16cm" svg:y="8cm">
            <text:p text:style-name="P1">Unit</text:p>
          </draw:rect>
          <draw:connector draw:style-name="gr4" draw:text-style-name="P1" draw:layer="layout" svg:x1="6cm" svg:y1="8cm" svg:x2="9cm" svg:y2="12cm" draw:start-shape="id1" draw:start-glue-point="1" draw:end-shape="id4" draw:end-glue-point="3" svg:d="m6000 8000h1500v4000h1500">
            <text:p/>
          </draw:connector>
          <draw:connector draw:style-name="gr4" draw:text-style-name="P1" draw:layer="layout" svg:x1="13cm" svg:y1="12cm" svg:x2="16cm" svg:y2="9cm" draw:start-shape="id4" draw:start-glue-point="1" draw:end-shape="id5" draw:end-glue-point="3" svg:d="m13000 12000h1500v-3000h1500">
            <text:p/>
          </draw:connector>
          <draw:polyline draw:style-name="gr3" draw:text-style-name="P1" draw:layer="layout" svg:width="0.706cm" svg:height="0.706cm" draw:transform="rotate (-0.785398163398486) translate (8.99999999999933cm 5.49999999999934cm)" svg:viewBox="0 0 707 707" draw:points="0,0 0,707 707,707">
            <text:p/>
          </draw:polyline>
          <draw:frame draw:style-name="gr5" draw:text-style-name="P2" draw:layer="layout" svg:width="1.462cm" svg:height="1.537cm" svg:x="19.9cm" svg:y="4.9cm">
            <draw:text-box>
              <text:p text:style-name="P1"><text:span text:style-name="T1">...</text:span></text:p>
            </draw:text-box>
          </draw:frame>
          <draw:frame draw:style-name="gr5" draw:text-style-name="P3" draw:layer="layout" svg:width="3.909cm" svg:height="0.826cm" svg:x="2cm" svg:y="6.174cm">
            <draw:text-box>
              <text:p text:style-name="P1"><text:span text:style-name="T2">e.g. Mays 2013</text:span></text:p>
            </draw:text-box>
          </draw:frame>
          <draw:frame draw:style-name="gr5" draw:text-style-name="P3" draw:layer="layout" svg:width="2.499cm" svg:height="0.826cm" svg:x="9.701cm" svg:y="4.174cm">
            <draw:text-box>
              <text:p text:style-name="P1"><text:span text:style-name="T2">Saturday</text:span></text:p>
            </draw:text-box>
          </draw:frame>
          <draw:frame draw:style-name="gr5" draw:text-style-name="P3" draw:layer="layout" svg:width="3.934cm" svg:height="0.826cm" svg:x="16.066cm" svg:y="4.174cm">
            <draw:text-box>
              <text:p text:style-name="P1"><text:span text:style-name="T2">Mens division 3</text:span></text:p>
            </draw:text-box>
          </draw:frame>
          <draw:polyline draw:style-name="gr3" draw:text-style-name="P1" draw:layer="layout" svg:width="0.706cm" svg:height="0.706cm" draw:transform="rotate (-0.785398163398486) translate (8.99999999999933cm 11.4999999999993cm)" svg:viewBox="0 0 707 707" draw:points="0,0 0,707 707,707">
            <text:p/>
          </draw:polyline>
          <draw:rect draw:style-name="gr1" draw:text-style-name="P1" xml:id="id6" draw:id="id6" draw:layer="layout" svg:width="4cm" svg:height="2cm" svg:x="16cm" svg:y="11cm">
            <text:p text:style-name="P1">Event</text:p>
            <text:p text:style-name="P1">Category</text:p>
          </draw:rect>
          <draw:connector draw:style-name="gr4" draw:text-style-name="P4" draw:layer="layout" svg:x1="13cm" svg:y1="12cm" svg:x2="16cm" svg:y2="12cm" draw:start-shape="id4" draw:start-glue-point="1" draw:end-shape="id6" draw:end-glue-point="3" svg:d="m13000 12000h3000">
            <text:p/>
          </draw:connector>
          <draw:rect draw:style-name="gr1" draw:text-style-name="P1" xml:id="id7" draw:id="id7" draw:layer="layout" svg:width="4cm" svg:height="2cm" svg:x="9cm" svg:y="14cm">
            <text:p text:style-name="P1">Event</text:p>
            <text:p text:style-name="P1">Category</text:p>
          </draw:rect>
          <draw:connector draw:style-name="gr4" draw:text-style-name="P4" draw:layer="layout" svg:x1="4cm" svg:y1="9cm" svg:x2="9cm" svg:y2="15cm" draw:start-shape="id1" draw:start-glue-point="2" draw:end-shape="id7" draw:end-glue-point="3" svg:d="m4000 9000v6000h5000">
            <text:p/>
          </draw:connector>
          <draw:rect draw:style-name="gr1" draw:text-style-name="P1" xml:id="id9" draw:id="id9" draw:layer="layout" svg:width="4cm" svg:height="2cm" svg:x="16cm" svg:y="14cm">
            <text:p text:style-name="P1">Result</text:p>
          </draw:rect>
          <draw:rect draw:style-name="gr1" draw:text-style-name="P1" xml:id="id8" draw:id="id8" draw:layer="layout" svg:width="4cm" svg:height="2cm" svg:x="9cm" svg:y="17cm">
            <text:p text:style-name="P1">Equipment</text:p>
            <text:p text:style-name="P1">Category</text:p>
          </draw:rect>
          <draw:connector draw:style-name="gr4" draw:text-style-name="P4" draw:layer="layout" svg:x1="4cm" svg:y1="9cm" svg:x2="9cm" svg:y2="18cm" draw:start-shape="id1" draw:start-glue-point="2" draw:end-shape="id8" draw:end-glue-point="3" svg:d="m4000 9000v9000h5000">
            <text:p/>
          </draw:connector>
          <draw:rect draw:style-name="gr1" draw:text-style-name="P1" draw:layer="layout" svg:width="4cm" svg:height="2cm" svg:x="8.99cm" svg:y="13.99cm">
            <text:p text:style-name="P1">Event</text:p>
            <text:p text:style-name="P1">Category</text:p>
          </draw:rect>
          <draw:connector draw:style-name="gr4" draw:text-style-name="P4" draw:layer="layout" svg:x1="13cm" svg:y1="12cm" svg:x2="16cm" svg:y2="15cm" draw:start-shape="id4" draw:start-glue-point="1" draw:end-shape="id9" draw:end-glue-point="3" svg:d="m13000 12000h1500v3000h15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8:34:40.86</meta:creation-date>
    <meta:generator>OpenOffice.org/3.4.1$Win32 OpenOffice.org_project/341m1$Build-9593</meta:generator>
    <dc:date>2013-06-29T20:19:08.73</dc:date>
    <meta:editing-duration>PT34M4S</meta:editing-duration>
    <meta:editing-cycles>3</meta:editing-cycles>
    <meta:document-statistic meta:object-count="26"/>
  </office:meta>
</office:document-meta>
</file>